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017d9e" officeooo:paragraph-rsid="0001bfb2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2ea7e" officeooo:paragraph-rsid="0002ea7e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2873c" officeooo:paragraph-rsid="0012873c" style:font-size-asian="16pt" style:font-weight-asian="bold" style:font-size-complex="16pt" style:font-weight-complex="bold"/>
    </style:style>
    <style:style style:name="P5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Code">
      <style:text-properties officeooo:rsid="00141e22" officeooo:paragraph-rsid="00141e22"/>
    </style:style>
    <style:style style:name="P7" style:family="paragraph" style:parent-style-name="Code">
      <style:text-properties officeooo:rsid="00149144" officeooo:paragraph-rsid="00149144"/>
    </style:style>
    <style:style style:name="P8" style:family="paragraph" style:parent-style-name="Code">
      <style:text-properties officeooo:rsid="00149144" officeooo:paragraph-rsid="0014e274"/>
    </style:style>
    <style:style style:name="P9" style:family="paragraph" style:parent-style-name="Code">
      <style:text-properties officeooo:rsid="00149144" officeooo:paragraph-rsid="0019f438"/>
    </style:style>
    <style:style style:name="P10" style:family="paragraph" style:parent-style-name="Code">
      <style:text-properties officeooo:rsid="00149144" officeooo:paragraph-rsid="001c65d8"/>
    </style:style>
    <style:style style:name="P11" style:family="paragraph" style:parent-style-name="Code">
      <style:text-properties style:font-name="Liberation Serif" fo:font-size="14pt" officeooo:rsid="00061a18" officeooo:paragraph-rsid="0014e274" fo:background-color="transparent" style:font-name-asian="NSimSun" style:font-size-asian="14pt" style:font-name-complex="Liberation Mono" style:font-size-complex="14pt"/>
    </style:style>
    <style:style style:name="P12" style:family="paragraph" style:parent-style-name="Code">
      <style:text-properties style:font-name="Liberation Serif" fo:font-size="14pt" officeooo:rsid="00061a18" officeooo:paragraph-rsid="0019f438" fo:background-color="transparent" style:font-name-asian="NSimSun" style:font-size-asian="14pt" style:font-name-complex="Liberation Mono" style:font-size-complex="14pt"/>
    </style:style>
    <style:style style:name="P13" style:family="paragraph" style:parent-style-name="Code">
      <style:text-properties officeooo:paragraph-rsid="00149144"/>
    </style:style>
    <style:style style:name="P14" style:family="paragraph" style:parent-style-name="Code">
      <style:text-properties officeooo:rsid="00199b7d" officeooo:paragraph-rsid="00199b7d"/>
    </style:style>
    <style:style style:name="P15" style:family="paragraph" style:parent-style-name="Code">
      <style:text-properties officeooo:rsid="0019f438" officeooo:paragraph-rsid="0019f438"/>
    </style:style>
    <style:style style:name="P16" style:family="paragraph" style:parent-style-name="Output">
      <style:text-properties officeooo:paragraph-rsid="00120707"/>
    </style:style>
    <style:style style:name="P17" style:family="paragraph" style:parent-style-name="Preformatted_20_Text">
      <style:text-properties fo:font-size="14pt" style:font-size-asian="14pt" style:font-size-complex="14pt"/>
    </style:style>
    <style:style style:name="P18" style:family="paragraph" style:parent-style-name="Preformatted_20_Text">
      <style:paragraph-properties fo:margin-top="0cm" fo:margin-bottom="0cm" loext:contextual-spacing="false"/>
      <style:text-properties fo:font-size="14pt" style:font-size-asian="14pt" style:font-size-complex="14pt" loext:padding="0cm" loext:border="none"/>
    </style:style>
    <style:style style:name="T1" style:family="text">
      <style:text-properties officeooo:rsid="00051779"/>
    </style:style>
    <style:style style:name="T2" style:family="text">
      <style:text-properties fo:background-color="#fff200" loext:char-shading-value="0"/>
    </style:style>
    <style:style style:name="T3" style:family="text">
      <style:text-properties style:font-name="Liberation Serif" fo:background-color="transparent" loext:char-shading-value="0"/>
    </style:style>
    <style:style style:name="T4" style:family="text">
      <style:text-properties style:font-name="Liberation Serif" officeooo:rsid="00061a18" fo:background-color="transparent" loext:char-shading-value="0"/>
    </style:style>
    <style:style style:name="T5" style:family="text">
      <style:text-properties style:font-name="Liberation Serif" fo:font-size="14pt" officeooo:rsid="00061a18" fo:background-color="transparent" loext:char-shading-value="0" style:font-name-asian="NSimSun" style:font-size-asian="14pt" style:font-name-complex="Liberation Mono" style:font-size-complex="14pt"/>
    </style:style>
    <style:style style:name="T6" style:family="text">
      <style:text-properties style:font-name="Liberation Serif" fo:font-size="14pt" fo:font-weight="bold" officeooo:rsid="00061a18" fo:background-color="transparent" loext:char-shading-value="0" style:font-name-asian="NSimSun" style:font-size-asian="14pt" style:font-weight-asian="bold" style:font-name-complex="Liberation Mono" style:font-size-complex="14pt" style:font-weight-complex="bold"/>
    </style:style>
    <style:style style:name="T7" style:family="text">
      <style:text-properties style:font-name="Liberation Serif" fo:font-size="14pt" fo:font-style="normal" officeooo:rsid="00061a18" fo:background-color="transparent" loext:char-shading-value="0" style:font-name-asian="NSimSun" style:font-size-asian="14pt" style:font-style-asian="normal" style:font-name-complex="Liberation Mono" style:font-size-complex="14pt" style:font-style-complex="normal"/>
    </style:style>
    <style:style style:name="T8" style:family="text">
      <style:text-properties style:font-name="Liberation Serif" fo:font-size="14pt" fo:font-style="normal" fo:font-weight="normal" officeooo:rsid="00061a18" fo:background-color="transparent" loext:char-shading-value="0" style:font-name-asian="NSimSun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T9" style:family="text">
      <style:text-properties style:font-name="Liberation Serif" fo:font-size="14pt" fo:font-style="normal" fo:font-weight="normal" officeooo:rsid="0019f438" fo:background-color="transparent" loext:char-shading-value="0" style:font-name-asian="NSimSun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T10" style:family="text">
      <style:text-properties officeooo:rsid="000964d9"/>
    </style:style>
    <style:style style:name="T11" style:family="text">
      <style:text-properties officeooo:rsid="0009c743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e895c" style:font-weight-asian="bold" style:font-weight-complex="bold"/>
    </style:style>
    <style:style style:name="T14" style:family="text">
      <style:text-properties fo:font-weight="bold" officeooo:rsid="000fcfab" style:font-weight-asian="bold" style:font-weight-complex="bold"/>
    </style:style>
    <style:style style:name="T15" style:family="text">
      <style:text-properties fo:font-weight="bold" officeooo:rsid="00124a3a" style:font-weight-asian="bold" style:font-weight-complex="bold"/>
    </style:style>
    <style:style style:name="T16" style:family="text">
      <style:text-properties fo:font-weight="bold" officeooo:rsid="0014e274" style:font-weight-asian="bold" style:font-weight-complex="bold"/>
    </style:style>
    <style:style style:name="T17" style:family="text">
      <style:text-properties fo:font-weight="bold" officeooo:rsid="0019f438" style:font-weight-asian="bold" style:font-weight-complex="bold"/>
    </style:style>
    <style:style style:name="T18" style:family="text">
      <style:text-properties fo:font-weight="bold" officeooo:rsid="001bd3e8" style:font-weight-asian="bold" style:font-weight-complex="bold"/>
    </style:style>
    <style:style style:name="T19" style:family="text">
      <style:text-properties officeooo:rsid="00120707"/>
    </style:style>
    <style:style style:name="T20" style:family="text">
      <style:text-properties officeooo:rsid="00149144"/>
    </style:style>
    <style:style style:name="T21" style:family="text">
      <style:text-properties fo:font-size="14pt" fo:font-weight="bold" officeooo:rsid="0014e274" style:font-size-asian="14pt" style:font-weight-asian="bold" style:font-size-complex="14pt" style:font-weight-complex="bold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19f438" style:font-style-asian="normal" style:font-style-complex="normal"/>
    </style:style>
    <style:style style:name="T24" style:family="text">
      <style:text-properties officeooo:rsid="0017c03d"/>
    </style:style>
    <style:style style:name="T25" style:family="text">
      <style:text-properties officeooo:rsid="00199b7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bd3e8" style:font-weight-asian="normal" style:font-weight-complex="normal"/>
    </style:style>
    <style:style style:name="T28" style:family="text">
      <style:text-properties fo:font-weight="normal" officeooo:rsid="001c65d8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DEXING, SLICING AND ITERATING</text:p>
      <text:p text:style-name="P3"/>
      <text:p text:style-name="P4">INDEXING</text:p>
      <text:p text:style-name="Code"><text:tab/>import numpy</text:p>
      <text:p text:style-name="Code"><text:tab/>import cv2</text:p>
      <text:p text:style-name="Code"><text:tab/>im_g = cv2.imread("smallgray.png", 0)</text:p>
      <text:p text:style-name="Code"><text:tab/>print(im_g)</text:p>
      <text:p text:style-name="Code"/>
      <text:p text:style-name="Code"><text:tab/>numpy_array[rows_indexes, columns_indexes]</text:p>
      <text:p text:style-name="P18"/>
      <text:p text:style-name="P18"><text:span text:style-name="T12"><text:s/></text:span><text:span text:style-name="T15">rows&gt;</text:span><text:span text:style-name="T12"> </text:span><text:span text:style-name="T14">0 <text:s text:c="2"/>1 <text:s text:c="2"/>2 <text:s text:c="2"/>3 <text:s text:c="2"/>4</text:span></text:p>
      <text:p text:style-name="P17"><text:span text:style-name="T1">&gt;&gt;<text:tab/></text:span>[[187 158 <text:span text:style-name="T2">104</text:span> <text:span text:style-name="T2">121</text:span> 143] <text:s/><text:span text:style-name="T13">0</text:span> <text:s text:c="3"/><text:span text:style-name="T2"><text:s text:c="3"/></text:span><text:span text:style-name="T3">- </text:span><text:span text:style-name="T4">numbers that we want to extract</text:span></text:p>
      <text:p text:style-name="P17"><text:tab/> [198 125 <text:span text:style-name="T2">255</text:span> <text:span text:style-name="T2">255</text:span> 147] <text:s/><text:span text:style-name="T13">1</text:span></text:p>
      <text:p text:style-name="Output"><text:s/><text:tab/> [209 134 255 <text:s/>97 182]] <text:span text:style-name="T13">2<text:line-break/><text:tab/><text:tab/><text:tab/><text:tab/><text:tab/><text:tab/> <text:s text:c="2"/></text:span><text:span text:style-name="T15">^ columns</text:span></text:p>
      <text:p text:style-name="Code"><text:tab/>print(im_g[0:2])<text:tab/> <text:tab/><text:tab/><text:tab/><text:tab/> <text:s text:c="8"/><text:span text:style-name="T5">upper </text:span><text:span text:style-name="T7">bound</text:span><text:span text:style-name="T5"> </text:span><text:span text:style-name="T6">exclusive</text:span><text:span text:style-name="T5">!!!!</text:span></text:p>
      <text:p text:style-name="P2"/>
      <text:p text:style-name="Output"><text:span text:style-name="T10">&gt;&gt;<text:tab/></text:span>[[187 158 <text:span text:style-name="T2">104</text:span> <text:span text:style-name="T2">121</text:span> 143]<text:line-break/> <text:tab/> [198 125 <text:span text:style-name="T2">255</text:span> <text:span text:style-name="T2">255</text:span> 147]]</text:p>
      <text:p text:style-name="Code"><text:tab/>print(im_g[0:2, 2:4])</text:p>
      <text:p text:style-name="Code"/>
      <text:p text:style-name="P16"><text:span text:style-name="T11">&gt;&gt;<text:tab/></text:span>[[<text:span text:style-name="T2">104</text:span> <text:span text:style-name="T2">121</text:span>]<text:line-break/><text:tab/> [<text:span text:style-name="T2">255</text:span> <text:span text:style-name="T2">255</text:span>]]</text:p>
      <text:p text:style-name="Code"><text:tab/><text:span text:style-name="T19">im_g.shape</text:span></text:p>
      <text:p text:style-name="Code"/>
      <text:p text:style-name="Output"><text:span text:style-name="T19">&gt;&gt;<text:tab/></text:span>(3, 5)</text:p>
      <text:p text:style-name="P1"/>
      <text:p text:style-name="P5">ITERATING</text:p>
      <text:p text:style-name="P1"/>
      <text:p text:style-name="P6"><text:span text:style-name="T24">Three</text:span> ways to iterate:</text:p>
      <text:p text:style-name="P13"><text:span text:style-name="T20">1.</text:span><text:tab/><text:span text:style-name="T21">iterating through rows:</text:span></text:p>
      <text:p text:style-name="P13"><text:span text:style-name="T21"/></text:p>
      <text:p text:style-name="P7"><text:tab/>for i in im_g:<text:tab/><text:span text:style-name="T7">- prints all the rows from im_g</text:span></text:p>
      <text:p text:style-name="P9"><text:s text:c="2"/><text:tab/> <text:s text:c="4"/>print(i)</text:p>
      <text:p text:style-name="P9"><text:line-break/><text:span text:style-name="T25">2.<text:tab/></text:span><text:span text:style-name="T16">iterating through columns:</text:span></text:p>
      <text:p text:style-name="P15"/>
      <text:p text:style-name="P11"><text:tab/>for i in im_g<text:span text:style-name="T12">.T</text:span>:<text:tab/><text:span text:style-name="T22">- prints all the columns from im_g</text:span></text:p>
      <text:p text:style-name="P8"><text:s text:c="2"/><text:tab/> <text:s text:c="4"/>print(i)</text:p>
      <text:p text:style-name="P8"/>
      <text:p text:style-name="P14">3.<text:tab/><text:span text:style-name="T12">iterating through all values:</text:span></text:p>
      <text:p text:style-name="P14"><text:span text:style-name="T12"/></text:p>
      <text:p text:style-name="P12"><text:tab/>for i in im_g<text:span text:style-name="T12">.</text:span><text:span text:style-name="T17">flat</text:span>:<text:tab/><text:span text:style-name="T22">- prints all the </text:span><text:span text:style-name="T23">values</text:span><text:span text:style-name="T22"> from im_g</text:span></text:p>
      <text:p text:style-name="P9"><text:span text:style-name="T12"><text:s text:c="2"/><text:tab/> <text:s text:c="3"/></text:span><text:span text:style-name="T26"><text:s/>print(i)</text:span></text:p>
      <text:p text:style-name="P9"><text:span text:style-name="T26"/></text:p>
      <text:p text:style-name="P9"><text:span text:style-name="T26"><text:tab/></text:span><text:span text:style-name="T27">or, manually, without the </text:span><text:span text:style-name="T18">.flat </text:span><text:span text:style-name="T27"><text:s/>method:</text:span></text:p>
      <text:p text:style-name="P9"><text:span text:style-name="T27"/></text:p>
      <text:p text:style-name="P10"><text:span text:style-name="T27"><text:tab/>for i in im_g:<text:tab/> </text:span><text:span text:style-name="T8">- prints all the </text:span><text:span text:style-name="T9">values</text:span><text:span text:style-name="T8"> from im_g</text:span></text:p>
      <text:p text:style-name="P9"><text:s text:c="4"/><text:tab/> <text:s text:c="4"/>for j in i:</text:p>
      <text:p text:style-name="P9"><text:s text:c="19"/>print(j)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de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utput" style:family="paragraph" style:parent-style-name="Preformatted_20_Text">
      <style:paragraph-properties fo:margin-top="0cm" fo:margin-bottom="0.499cm" loext:contextual-spacing="false"/>
      <style:text-properties style:font-name="Liberation Mono" fo:font-family="'Liberation Mono'" style:font-family-generic="modern" style:font-pitch="fixed" fo:font-size="14pt" style:font-size-asian="14pt" style:font-size-complex="14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0.3$Windows_x86 LibreOffice_project/64a0f66915f38c6217de274f0aa8e15618924765</meta:generator>
    <dc:date>2018-04-23T22:53:15.806000000</dc:date>
    <meta:editing-duration>PT36M47S</meta:editing-duration>
    <meta:editing-cycles>33</meta:editing-cycles>
    <meta:document-statistic meta:table-count="0" meta:image-count="0" meta:object-count="0" meta:page-count="2" meta:paragraph-count="32" meta:word-count="152" meta:character-count="955" meta:non-whitespace-character-count="715"/>
  </office:meta>
</office:document-meta>
</file>